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966cm" fo:min-width="0cm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318cm" svg:height="2.413cm" svg:x="6.425cm" svg:y="1.25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806cm" svg:height="4.826cm" svg:x="5.699cm" svg:y="4.683cm">
          <text:p text:style-name="P1">Is Byte = <text:s/></text:p>
          <text:p text:style-name="P1">Enter [0x0D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5.679cm" svg:height="4.826cm" svg:x="13.99cm" svg:y="4.556cm">
          <text:p text:style-name="P1">WeHaveDataInFlag </text:p>
          <text:p text:style-name="P1">== Tru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925cm" svg:height="0.962cm" svg:x="11.886cm" svg:y="5.953cm">
          <draw:text-box>
            <text:p>Y</text:p>
          </draw:text-box>
        </draw:frame>
        <draw:connector draw:style-name="gr3" draw:text-style-name="P1" draw:layer="layout" svg:x1="11.505cm" svg:y1="7.096cm" svg:x2="13.99cm" svg:y2="6.969cm" draw:start-shape="id1" draw:start-glue-point="7" draw:end-shape="id2" draw:end-glue-point="5" svg:d="M11505 7096h1229v-127h1256" svg:viewBox="0 0 2486 128">
          <text:p/>
        </draw:connector>
        <draw:connector draw:style-name="gr3" draw:text-style-name="P1" draw:layer="layout" svg:x1="8.584cm" svg:y1="3.667cm" svg:x2="8.602cm" svg:y2="4.683cm" draw:start-shape="id3" draw:start-glue-point="8" draw:end-shape="id1" draw:end-glue-point="4" svg:d="M8584 3667v508h18v508" svg:viewBox="0 0 19 1017">
          <text:p/>
        </draw:connector>
        <draw:custom-shape draw:style-name="gr1" draw:text-style-name="P1" xml:id="id5" draw:id="id5" draw:layer="layout" svg:width="4.699cm" svg:height="1.905cm" svg:x="15.224cm" svg:y="20.431cm">
          <text:p text:style-name="P1">Reset Buffer</text:p>
          <draw:enhanced-geometry svg:viewBox="0 0 21600 21600" draw:type="rectangle" draw:enhanced-path="M 0 0 L 21600 0 21600 21600 0 21600 0 0 Z N"/>
        </draw:custom-shape>
        <draw:frame draw:style-name="gr4" draw:layer="layout" svg:width="0.959cm" svg:height="0.962cm" svg:x="15.789cm" svg:y="9.636cm">
          <draw:text-box>
            <text:p>N</text:p>
          </draw:text-box>
        </draw:frame>
        <draw:custom-shape draw:style-name="gr1" draw:text-style-name="P1" xml:id="id12" draw:id="id12" draw:layer="layout" svg:width="4.318cm" svg:height="2.413cm" svg:x="10.525cm" svg:y="24.87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953cm" svg:height="4.826cm" svg:x="1.762cm" svg:y="9.001cm">
          <text:p text:style-name="P1">Is Byte ==</text:p>
          <text:p text:style-name="P1">Number </text:p>
          <text:p text:style-name="P1">or lett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.699cm" svg:y1="7.096cm" svg:x2="4.239cm" svg:y2="9.001cm" draw:start-shape="id1" draw:start-glue-point="5" draw:end-shape="id4" draw:end-glue-point="4" svg:d="M5699 7096h-1460v1905" svg:viewBox="0 0 1461 1906">
          <text:p/>
        </draw:connector>
        <draw:frame draw:style-name="gr5" draw:layer="layout" svg:width="0.959cm" svg:height="1.216cm" svg:x="3.921cm" svg:y="6.207cm">
          <draw:text-box>
            <text:p>N</text:p>
          </draw:text-box>
        </draw:frame>
        <draw:connector draw:style-name="gr3" draw:text-style-name="P1" draw:layer="layout" svg:x1="16.83cm" svg:y1="9.382cm" svg:x2="15.224cm" svg:y2="21.383cm" draw:start-shape="id2" draw:start-glue-point="6" draw:end-shape="id5" draw:end-glue-point="3" svg:d="M16830 9382v5525h-2108v6476h502" svg:viewBox="0 0 2109 12002">
          <text:p/>
        </draw:connector>
        <draw:frame draw:style-name="gr6" draw:layer="layout" svg:width="0.925cm" svg:height="0.962cm" svg:x="19.125cm" svg:y="7.604cm">
          <draw:text-box>
            <text:p>Y</text:p>
          </draw:text-box>
        </draw:frame>
        <draw:connector draw:style-name="gr3" draw:text-style-name="P1" draw:layer="layout" draw:line-skew="2.731cm" svg:x1="6.715cm" svg:y1="11.414cm" svg:x2="15.224cm" svg:y2="21.383cm" draw:start-shape="id4" draw:start-glue-point="7" draw:end-shape="id5" draw:end-glue-point="3" svg:d="M6715 11414h6985v9969h1524" svg:viewBox="0 0 8510 9970">
          <text:p/>
        </draw:connector>
        <draw:connector draw:style-name="gr3" draw:text-style-name="P1" draw:layer="layout" svg:x1="19.669cm" svg:y1="6.969cm" svg:x2="17.827cm" svg:y2="15.605cm" draw:start-shape="id2" draw:start-glue-point="7" draw:end-shape="id6" draw:end-glue-point="0" svg:d="M19669 6969h501v5525h-2343v3111" svg:viewBox="0 0 2344 8637">
          <text:p/>
        </draw:connector>
        <draw:connector draw:style-name="gr3" draw:text-style-name="P1" draw:layer="layout" svg:x1="17.827cm" svg:y1="17.002cm" svg:x2="17.7cm" svg:y2="18.018cm" draw:start-shape="id6" draw:start-glue-point="2" draw:end-shape="id7" draw:end-glue-point="0" svg:d="M17827 17002v508h-127v508" svg:viewBox="0 0 128 1017">
          <text:p/>
        </draw:connector>
        <draw:connector draw:style-name="gr3" draw:text-style-name="P1" draw:layer="layout" svg:x1="17.7cm" svg:y1="19.415cm" svg:x2="17.573cm" svg:y2="20.431cm" draw:start-shape="id7" draw:start-glue-point="2" draw:end-shape="id5" draw:end-glue-point="0" svg:d="M17700 19415v508h-127v508" svg:viewBox="0 0 128 1017">
          <text:p/>
        </draw:connector>
        <draw:connector draw:style-name="gr3" draw:text-style-name="P1" draw:layer="layout" svg:x1="17.573cm" svg:y1="22.336cm" svg:x2="17.573cm" svg:y2="22.844cm" draw:start-shape="id5" draw:start-glue-point="2" draw:end-shape="id8" draw:end-glue-point="0" svg:d="M17573 22336v508" svg:viewBox="0 0 1 509">
          <text:p/>
        </draw:connector>
        <draw:frame draw:style-name="gr2" draw:layer="layout" svg:width="0.959cm" svg:height="0.962cm" svg:x="6.969cm" svg:y="10.144cm">
          <draw:text-box>
            <text:p>N</text:p>
          </draw:text-box>
        </draw:frame>
        <draw:custom-shape draw:style-name="gr1" draw:text-style-name="P1" xml:id="id9" draw:id="id9" draw:layer="layout" svg:width="4.953cm" svg:height="4.826cm" svg:x="1.762cm" svg:y="15.224cm">
          <text:p text:style-name="P1">Do we have </text:p>
          <text:p text:style-name="P1">Space in </text:p>
          <text:p text:style-name="P1">Memo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6.715cm" svg:y1="17.637cm" svg:x2="15.224cm" svg:y2="21.383cm" draw:start-shape="id9" draw:start-glue-point="7" draw:end-shape="id5" draw:end-glue-point="3" svg:d="M6715 17637h4254v3746h4255" svg:viewBox="0 0 8510 3747">
          <text:p/>
        </draw:connector>
        <draw:frame draw:style-name="gr2" draw:layer="layout" svg:width="0.959cm" svg:height="0.962cm" svg:x="6.899cm" svg:y="16.548cm">
          <draw:text-box>
            <text:p>N</text:p>
          </draw:text-box>
        </draw:frame>
        <draw:connector draw:style-name="gr3" draw:text-style-name="P1" draw:layer="layout" svg:x1="4.239cm" svg:y1="13.827cm" svg:x2="4.238cm" svg:y2="15.224cm" draw:start-shape="id4" draw:start-glue-point="6" draw:end-shape="id9" svg:d="M4239 13827v699h-1v698" svg:viewBox="0 0 2 1398">
          <text:p/>
        </draw:connector>
        <draw:custom-shape draw:style-name="gr1" draw:text-style-name="P1" xml:id="id11" draw:id="id11" draw:layer="layout" svg:width="4.699cm" svg:height="1.905cm" svg:x="1.889cm" svg:y="23.733cm">
          <text:p text:style-name="P1">Add Byte </text:p>
          <text:p text:style-name="P1">To Buff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239cm" svg:y1="20.05cm" svg:x2="4.238cm" svg:y2="20.939cm" draw:start-shape="id9" draw:start-glue-point="6" draw:end-shape="id10" draw:end-glue-point="0" svg:d="M4239 20050v445h-1v444" svg:viewBox="0 0 2 890">
          <text:p/>
        </draw:connector>
        <draw:connector draw:style-name="gr3" draw:text-style-name="P1" draw:layer="layout" svg:x1="4.238cm" svg:y1="25.638cm" svg:x2="10.525cm" svg:y2="26.083cm" draw:start-shape="id11" draw:start-glue-point="2" draw:end-shape="id12" draw:end-glue-point="6" svg:d="M4238 25638v500h4318v-55h1969" svg:viewBox="0 0 6288 501">
          <text:p/>
        </draw:connector>
        <draw:custom-shape draw:style-name="gr1" draw:text-style-name="P1" xml:id="id10" draw:id="id10" draw:layer="layout" svg:width="4.699cm" svg:height="1.905cm" svg:x="1.889cm" svg:y="20.939cm">
          <text:p text:style-name="P1">Set </text:p>
          <text:p text:style-name="P1">WeHaveDataInFla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238cm" svg:y1="22.844cm" svg:x2="4.238cm" svg:y2="23.733cm" draw:start-shape="id10" draw:start-glue-point="2" draw:end-shape="id11" draw:end-glue-point="0" svg:d="M4238 22844v889" svg:viewBox="0 0 1 890">
          <text:p/>
        </draw:connector>
        <draw:custom-shape draw:style-name="gr1" draw:text-style-name="P1" xml:id="id8" draw:id="id8" draw:layer="layout" svg:width="4.699cm" svg:height="1.905cm" svg:x="15.224cm" svg:y="22.844cm">
          <text:p text:style-name="P1">Reset </text:p>
          <text:p text:style-name="P1">WeHaveDataInFlag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54cm" svg:height="1.207cm" svg:x="11.795cm" svg:y="0.365cm">
          <draw:text-box>
            <text:p text:style-name="P2"><text:span text:style-name="T1">WeHaveDataInFlag : Keep track if we have any </text:span></text:p>
            <text:p text:style-name="P2"><text:span text:style-name="T1">data in the buffer to process</text:span></text:p>
          </draw:text-box>
        </draw:frame>
        <draw:connector draw:style-name="gr3" draw:text-style-name="P1" draw:layer="layout" svg:x1="17.573cm" svg:y1="24.749cm" svg:x2="14.843cm" svg:y2="26.083cm" draw:start-shape="id8" draw:start-glue-point="2" draw:end-shape="id12" draw:end-glue-point="10" svg:d="M17573 24749v1334h-2730" svg:viewBox="0 0 2731 1335">
          <text:p/>
        </draw:connector>
        <draw:custom-shape draw:style-name="gr8" draw:text-style-name="P1" xml:id="id6" draw:id="id6" draw:layer="layout" svg:width="4.699cm" svg:height="1.397cm" svg:x="15.478cm" svg:y="15.605cm">
          <text:p text:style-name="P1">Process Data </text:p>
          <text:p text:style-name="P1">in buffer</text:p>
          <draw:enhanced-geometry svg:viewBox="0 0 21600 21600" draw:path-stretchpoint-x="10800" draw:path-stretchpoint-y="10800" draw:text-areas="?f3 ?f4 ?f5 ?f6" draw:type="round-rectangle" draw:modifiers="9672.1030042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7" draw:id="id7" draw:layer="layout" svg:width="4.699cm" svg:height="1.397cm" svg:x="15.351cm" svg:y="18.018cm">
          <text:p text:style-name="P1">Run Command</text:p>
          <draw:enhanced-geometry svg:viewBox="0 0 21600 21600" draw:path-stretchpoint-x="10800" draw:path-stretchpoint-y="10800" draw:text-areas="?f3 ?f4 ?f5 ?f6" draw:type="round-rectangle" draw:modifiers="9672.1030042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12:58:16.212544053</meta:creation-date>
    <dc:date>2015-12-09T13:30:40.429767112</dc:date>
    <meta:editing-duration>PT17M13S</meta:editing-duration>
    <meta:editing-cycles>2</meta:editing-cycles>
    <meta:generator>LibreOffice/4.2.8.2$Linux_X86_64 LibreOffice_project/420m0$Build-2</meta:generator>
    <meta:document-statistic meta:object-count="34"/>
  </office:meta>
</office:document-meta>
</file>